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44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64.69pt"/>
    </style:style>
    <style:style style:name="co4" style:family="table-column">
      <style:table-column-properties fo:break-before="auto" style:column-width="43.6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ta1" style:family="table" style:master-page-name="PageStyle_5f_Task_20_1">
      <style:table-properties table:display="true" style:writing-mode="lr-tb"/>
    </style:style>
    <style:style style:name="ta2" style:family="table" style:master-page-name="PageStyle_5f_Task_20_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 style:data-style-name="N0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</style:style>
    <style:style style:name="ce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L(p)</text:p>
          </table:table-cell>
          <table:table-cell table:style-name="ce1" office:value-type="string" calcext:value-type="string">
            <text:p>Iteration 0</text:p>
          </table:table-cell>
          <table:table-cell table:style-name="ce1" office:value-type="string" calcext:value-type="string">
            <text:p>Iteration 1</text:p>
          </table:table-cell>
          <table:table-cell table:style-name="ce1" office:value-type="string" calcext:value-type="string">
            <text:p>Iteration 2</text:p>
          </table:table-cell>
          <table:table-cell table:style-name="ce1" office:value-type="string" calcext:value-type="string">
            <text:p>Iteration 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1/[.$B$13]" office:value-type="float" office:value="0.166666666666667" calcext:value-type="float">
            <text:p>0.167</text:p>
          </table:table-cell>
          <table:table-cell table:style-name="ce3" table:formula="of:=([.$B$12]/[.$B$13]) + (1-[.$B$12])*(([.C3]/[.$B$3]) + ([.C4]/[.$B$4]) + ([.C5]/[.$B$5]) + ([.C6]/[.$B$6]))" office:value-type="float" office:value="0.144444444444444" calcext:value-type="float">
            <text:p>0.144</text:p>
          </table:table-cell>
          <table:table-cell table:style-name="ce3" table:formula="of:=([.$B$12]/[.$B$13]) + (1-[.$B$12])*(([.D3]/[.$B$3]) + ([.D4]/[.$B$4]) + ([.D5]/[.$B$5]) + ([.D6]/[.$B$6]))" office:value-type="float" office:value="0.138518518518519" calcext:value-type="float">
            <text:p>0.139</text:p>
          </table:table-cell>
          <table:table-cell table:style-name="ce3" table:formula="of:=([.$B$12]/[.$B$13]) + (1-[.$B$12])*(([.E3]/[.$B$3]) + ([.E4]/[.$B$4]) + ([.E5]/[.$B$5]) + ([.E6]/[.$B$6]))" office:value-type="float" office:value="0.145234567901235" calcext:value-type="float">
            <text:p>0.14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1/[.$B$13]" office:value-type="float" office:value="0.166666666666667" calcext:value-type="float">
            <text:p>0.167</text:p>
          </table:table-cell>
          <table:table-cell table:style-name="ce3" table:formula="of:=([.$B$12]/[.$B$13]) + (1-[.$B$12])*(([.C7]/[.$B$7]) + ([.C4]/[.$B$4]) + ([.C5]/[.$B$5]) + ([.C6]/[.$B$6]))" office:value-type="float" office:value="0.166666666666667" calcext:value-type="float">
            <text:p>0.167</text:p>
          </table:table-cell>
          <table:table-cell table:style-name="ce3" table:formula="of:=([.$B$12]/[.$B$13]) + (1-[.$B$12])*(([.D7]/[.$B$7]) + ([.D4]/[.$B$4]) + ([.D5]/[.$B$5]) + ([.D6]/[.$B$6]))" office:value-type="float" office:value="0.187407407407407" calcext:value-type="float">
            <text:p>0.187</text:p>
          </table:table-cell>
          <table:table-cell table:style-name="ce3" table:formula="of:=([.$B$12]/[.$B$13]) + (1-[.$B$12])*(([.E7]/[.$B$7]) + ([.E4]/[.$B$4]) + ([.E5]/[.$B$5]) + ([.E6]/[.$B$6]))" office:value-type="float" office:value="0.179111111111111" calcext:value-type="float">
            <text:p>0.17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1/[.$B$13]" office:value-type="float" office:value="0.166666666666667" calcext:value-type="float">
            <text:p>0.167</text:p>
          </table:table-cell>
          <table:table-cell table:style-name="ce3" table:formula="of:=([.$B$12]/[.$B$13]) + (1-[.$B$12])*(([.C3]/[.$B$3]) + ([.C4]/[.$B$4]) + ([.C5]/[.$B$5]) + ([.C6]/[.$B$6]))" office:value-type="float" office:value="0.144444444444444" calcext:value-type="float">
            <text:p>0.144</text:p>
          </table:table-cell>
          <table:table-cell table:style-name="ce3" table:formula="of:=([.$B$12]/[.$B$13]) + (1-[.$B$12])*(([.D3]/[.$B$3]) + ([.D4]/[.$B$4]) + ([.D5]/[.$B$5]) + ([.D6]/[.$B$6]))" office:value-type="float" office:value="0.138518518518519" calcext:value-type="float">
            <text:p>0.139</text:p>
          </table:table-cell>
          <table:table-cell table:style-name="ce3" table:formula="of:=([.$B$12]/[.$B$13]) + (1-[.$B$12])*(([.E3]/[.$B$3]) + ([.E4]/[.$B$4]) + ([.E5]/[.$B$5]) + ([.E6]/[.$B$6]))" office:value-type="float" office:value="0.145234567901235" calcext:value-type="float">
            <text:p>0.14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3" table:formula="of:=1/[.$B$13]" office:value-type="float" office:value="0.166666666666667" calcext:value-type="float">
            <text:p>0.167</text:p>
          </table:table-cell>
          <table:table-cell table:formula="of:=([.$B$12]/[.$B$13]) + (1-[.$B$12])*( ([.C4]/[.$B$4]) + ([.C5]/[.$B$5]) + ([.C6]/[.$B$6]))" office:value-type="float" office:value="0.1" calcext:value-type="float">
            <text:p>0.1</text:p>
          </table:table-cell>
          <table:table-cell table:formula="of:=([.$B$12]/[.$B$13]) + (1-[.$B$12])*( ([.D4]/[.$B$4]) + ([.D5]/[.$B$5]) + ([.D6]/[.$B$6]))" office:value-type="float" office:value="0.0940740740740741" calcext:value-type="float">
            <text:p>0.094074074074074</text:p>
          </table:table-cell>
          <table:table-cell table:formula="of:=([.$B$12]/[.$B$13]) + (1-[.$B$12])*( ([.E4]/[.$B$4]) + ([.E5]/[.$B$5]) + ([.E6]/[.$B$6]))" office:value-type="float" office:value="0.0952592592592593" calcext:value-type="float">
            <text:p>0.09525925925925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3" table:formula="of:=1/[.$B$13]" office:value-type="float" office:value="0.166666666666667" calcext:value-type="float">
            <text:p>0.167</text:p>
          </table:table-cell>
          <table:table-cell table:style-name="ce4" table:formula="of:=([.$B$12]/[.$B$13]) + (1-[.$B$12])*(([.C4]/[.$B$4]) + ([.C5]/[.$B$5]) + ([.C6]/[.$B$6]) + ([.C3]/[.$B$3]) + ([.C7]/[.$B$7]))" office:value-type="float" office:value="0.211111111111111" calcext:value-type="float">
            <text:p>0.211111111111111</text:p>
          </table:table-cell>
          <table:table-cell table:style-name="ce4" table:formula="of:=([.$B$12]/[.$B$13]) + (1-[.$B$12])*(([.D4]/[.$B$4]) + ([.D5]/[.$B$5]) + ([.D6]/[.$B$6]) + ([.D3]/[.$B$3]) + ([.D7]/[.$B$7]))" office:value-type="float" office:value="0.231851851851852" calcext:value-type="float">
            <text:p>0.231851851851852</text:p>
          </table:table-cell>
          <table:table-cell table:style-name="ce4" table:formula="of:=([.$B$12]/[.$B$13]) + (1-[.$B$12])*(([.E4]/[.$B$4]) + ([.E5]/[.$B$5]) + ([.E6]/[.$B$6]) + ([.E3]/[.$B$3]) + ([.E7]/[.$B$7]))" office:value-type="float" office:value="0.229086419753086" calcext:value-type="float">
            <text:p>0.22908641975308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ce3" table:formula="of:=1/[.$B$13]" office:value-type="float" office:value="0.166666666666667" calcext:value-type="float">
            <text:p>0.167</text:p>
          </table:table-cell>
          <table:table-cell table:formula="of:=([.$B$12]/[.$B$13]) + (1-[.$B$12])*( ([.C4]/[.$B$4]) + ([.C5]/[.$B$5]) + ([.C6]/[.$B$6]) + ([.C2]/[.$B$2]))" office:value-type="float" office:value="0.233333333333333" calcext:value-type="float">
            <text:p>0.233333333333333</text:p>
          </table:table-cell>
          <table:table-cell table:formula="of:=([.$B$12]/[.$B$13]) + (1-[.$B$12])*( ([.D4]/[.$B$4]) + ([.D5]/[.$B$5]) + ([.D6]/[.$B$6]) + ([.D2]/[.$B$2]))" office:value-type="float" office:value="0.20962962962963" calcext:value-type="float">
            <text:p>0.20962962962963</text:p>
          </table:table-cell>
          <table:table-cell table:formula="of:=([.$B$12]/[.$B$13]) + (1-[.$B$12])*( ([.E4]/[.$B$4]) + ([.E5]/[.$B$5]) + ([.E6]/[.$B$6]) + ([.E2]/[.$B$2]))" office:value-type="float" office:value="0.206074074074074" calcext:value-type="float">
            <text:p>0.2060740740740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table:formula="of:=SUM([.D2:.D7])" office:value-type="float" office:value="1" calcext:value-type="float">
            <text:p>1</text:p>
          </table:table-cell>
          <table:table-cell table:style-name="ce5" table:formula="of:=SUM([.E2:.E4])" office:value-type="float" office:value="0.464444444444444" calcext:value-type="float">
            <text:p>0.464444444444444</text:p>
          </table:table-cell>
          <table:table-cell table:style-name="ce5" table:formula="of:=SUM([.F2:.F4])" office:value-type="float" office:value="0.46958024691358" calcext:value-type="float">
            <text:p>0.46958024691358</text:p>
          </table:table-cell>
          <table:table-cell office:value-type="string" calcext:value-type="string">
            <text:p>&lt;-- PageRank values must sum up to 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 2" table:style-name="ta2">
        <table:table-column table:style-name="co4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(p)</text:p>
          </table:table-cell>
          <table:table-cell table:style-name="ce1" office:value-type="string" calcext:value-type="string">
            <text:p>Iteration 0</text:p>
          </table:table-cell>
          <table:table-cell table:style-name="ce1" office:value-type="string" calcext:value-type="string">
            <text:p>Iteration 1</text:p>
          </table:table-cell>
          <table:table-cell table:style-name="ce1" office:value-type="string" calcext:value-type="string">
            <text:p>Iteration 2</text:p>
          </table:table-cell>
          <table:table-cell table:number-columns-repeated="101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[.C4]/[.$B$4]" office:value-type="float" office:value="0.0722222222222222" calcext:value-type="float">
            <text:p>0.072</text:p>
          </table:table-cell>
          <table:table-cell table:style-name="ce3" table:formula="of:=0.15/6+0.85*[.D4]/[.$B$4]" office:value-type="float" office:value="0.0521527777777778" calcext:value-type="float">
            <text:p>0.052</text:p>
          </table:table-cell>
          <table:table-cell table:number-columns-repeated="101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2]/[.$B$2]+[.C4]/[.$B$4])" office:value-type="float" office:value="0.143055555555556" calcext:value-type="float">
            <text:p>0.143</text:p>
          </table:table-cell>
          <table:table-cell table:style-name="ce3" table:formula="of:=0.15/6+0.85*([.D2]/[.$B$2]+[.D4]/[.$B$4])" office:value-type="float" office:value="0.0828472222222222" calcext:value-type="float">
            <text:p>0.083</text:p>
          </table:table-cell>
          <table:table-cell table:number-columns-repeated="101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[.C2]/[.$B$2]" office:value-type="float" office:value="0.0958333333333333" calcext:value-type="float">
            <text:p>0.096</text:p>
          </table:table-cell>
          <table:table-cell table:style-name="ce3" table:formula="of:=0.15/6+0.85*[.D2]/[.$B$2]" office:value-type="float" office:value="0.0556944444444444" calcext:value-type="float">
            <text:p>0.056</text:p>
          </table:table-cell>
          <table:table-cell table:number-columns-repeated="101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6]/[.$B$6]+[.C7]/[.$B$7])" office:value-type="float" office:value="0.2375" calcext:value-type="float">
            <text:p>0.238</text:p>
          </table:table-cell>
          <table:table-cell table:style-name="ce3" table:formula="of:=0.15/6+0.85*([.D6]/[.$B$6]+[.D7]/[.$B$7])" office:value-type="float" office:value="0.227465277777778" calcext:value-type="float">
            <text:p>0.227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4]/[.$B$4]+[.C5]/[.$B$5])" office:value-type="float" office:value="0.143055555555556" calcext:value-type="float">
            <text:p>0.143</text:p>
          </table:table-cell>
          <table:table-cell table:style-name="ce3" table:formula="of:=0.15/6+0.85*([.D4]/[.$B$4]+[.D5]/[.$B$5])" office:value-type="float" office:value="0.153090277777778" calcext:value-type="float">
            <text:p>0.153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5]/[.$B$5]+[.C6]/[.$B$6])" office:value-type="float" office:value="0.166666666666667" calcext:value-type="float">
            <text:p>0.167</text:p>
          </table:table-cell>
          <table:table-cell table:style-name="ce3" table:formula="of:=0.15/6+0.85*([.D5]/[.$B$5]+[.D6]/[.$B$6])" office:value-type="float" office:value="0.186736111111111" calcext:value-type="float">
            <text:p>0.18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table:formula="of:=SUM([.C2:.C7])" office:value-type="float" office:value="1" calcext:value-type="float">
            <text:p>1.000</text:p>
          </table:table-cell>
          <table:table-cell table:style-name="ce7" table:formula="of:=SUM([.D2:.D7])" office:value-type="float" office:value="0.858333333333333" calcext:value-type="float">
            <text:p>0.858</text:p>
          </table:table-cell>
          <table:table-cell table:style-name="ce7" table:formula="of:=SUM([.E2:.E7])" office:value-type="float" office:value="0.757986111111111" calcext:value-type="float">
            <text:p>0.758</text:p>
          </table:table-cell>
          <table:table-cell table:style-name="ce8" office:value-type="string" calcext:value-type="string">
            <text:p>&lt;-- PageRank values must sum up to 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8" office:value-type="string" calcext:value-type="string">
            <text:p>The problem is that page 2 has no outbound links, i.e., it's a rank sink. 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(p)</text:p>
          </table:table-cell>
          <table:table-cell table:style-name="ce1" office:value-type="string" calcext:value-type="string">
            <text:p>Iteration 0</text:p>
          </table:table-cell>
          <table:table-cell table:style-name="ce1" office:value-type="string" calcext:value-type="string">
            <text:p>Iteration 1</text:p>
          </table:table-cell>
          <table:table-cell table:style-name="ce1" office:value-type="string" calcext:value-type="string">
            <text:p>Iteration 2</text:p>
          </table:table-cell>
          <table:table-cell table:number-columns-repeated="101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15]/[.$B$15]+[.C14]/[.$B$14])" office:value-type="float" office:value="0.0958333333333333" calcext:value-type="float">
            <text:p>0.096</text:p>
          </table:table-cell>
          <table:table-cell table:style-name="ce3" table:formula="of:=0.15/6+0.85*([.D15]/[.$B$15]+[.D14]/[.$B$14])" office:value-type="float" office:value="0.0824537037037037" calcext:value-type="float">
            <text:p>0.082</text:p>
          </table:table-cell>
          <table:table-cell table:number-columns-repeated="101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13]/[.$B$13]+[.C14]/[.$B$14]+[.C15]/[.$B$15])" office:value-type="float" office:value="0.166666666666667" calcext:value-type="float">
            <text:p>0.167</text:p>
          </table:table-cell>
          <table:table-cell table:style-name="ce3" table:formula="of:=0.15/6+0.85*([.D13]/[.$B$13]+[.D14]/[.$B$14]+[.D15]/[.$B$15])" office:value-type="float" office:value="0.12318287037037" calcext:value-type="float">
            <text:p>0.123</text:p>
          </table:table-cell>
          <table:table-cell table:style-name="ce8" office:value-type="string" calcext:value-type="string">
            <text:p>&lt;-- We pretend that page 2 links to all other pages and update the formulas accordingly</text:p>
          </table:table-cell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13]/[.$B$13]+[.C14]/[.$B$14])" office:value-type="float" office:value="0.119444444444444" calcext:value-type="float">
            <text:p>0.119</text:p>
          </table:table-cell>
          <table:table-cell table:style-name="ce3" table:formula="of:=0.15/6+0.85*([.D13]/[.$B$13]+[.D14]/[.$B$14])" office:value-type="float" office:value="0.0893402777777778" calcext:value-type="float">
            <text:p>0.089</text:p>
          </table:table-cell>
          <table:table-cell table:number-columns-repeated="101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14]/[.$B$14]+[.C17]/[.$B$17]+[.C18]/[.$B$18])" office:value-type="float" office:value="0.261111111111111" calcext:value-type="float">
            <text:p>0.261</text:p>
          </table:table-cell>
          <table:table-cell table:style-name="ce3" table:formula="of:=0.15/6+0.85*([.D14]/[.$B$14]+[.D17]/[.$B$17]+[.D18]/[.$B$18])" office:value-type="float" office:value="0.281180555555555" calcext:value-type="float">
            <text:p>0.281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14]/[.$B$14]+[.C15]/[.$B$15]+[.C16]/[.$B$16])" office:value-type="float" office:value="0.166666666666667" calcext:value-type="float">
            <text:p>0.167</text:p>
          </table:table-cell>
          <table:table-cell table:style-name="ce3" table:formula="of:=0.15/6+0.85*([.D14]/[.$B$14]+[.D15]/[.$B$15]+[.D16]/[.$B$16])" office:value-type="float" office:value="0.193425925925926" calcext:value-type="float">
            <text:p>0.193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1/6" office:value-type="float" office:value="0.166666666666667" calcext:value-type="float">
            <text:p>0.167</text:p>
          </table:table-cell>
          <table:table-cell table:style-name="ce3" table:formula="of:=0.15/6+0.85*([.C14]/[.$B$14]+[.C16]/[.$B$16]+[.C17]/[.$B$17])" office:value-type="float" office:value="0.190277777777778" calcext:value-type="float">
            <text:p>0.190</text:p>
          </table:table-cell>
          <table:table-cell table:style-name="ce3" table:formula="of:=0.15/6+0.85*([.D14]/[.$B$14]+[.D16]/[.$B$16]+[.D17]/[.$B$17])" office:value-type="float" office:value="0.230416666666667" calcext:value-type="float">
            <text:p>0.23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table:formula="of:=SUM([.D13:.D18])" office:value-type="float" office:value="1" calcext:value-type="float">
            <text:p>1.000</text:p>
          </table:table-cell>
          <table:table-cell table:style-name="ce7" table:formula="of:=SUM([.E13:.E18])" office:value-type="float" office:value="1" calcext:value-type="float">
            <text:p>1.000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sk_20_2" style:display-name="PageStyle_Task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_20_1" style:display-name="PageStyle_Task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ztian Balog</meta:initial-creator>
    <meta:creation-date>2015-11-03T14:38:44</meta:creation-date>
    <dc:date>2019-11-30T16:45:15.454478234</dc:date>
    <meta:generator>LibreOffice/6.0.7.3$Linux_X86_64 LibreOffice_project/00m0$Build-3</meta:generator>
    <meta:editing-duration>PT7M50S</meta:editing-duration>
    <meta:editing-cycles>1</meta:editing-cycles>
    <meta:document-statistic meta:table-count="2" meta:cell-count="127" meta:object-count="0"/>
    <meta:user-defined meta:name="AppVersion">15.0300</meta:user-defined>
    <meta:user-defined meta:name="Company">University of Amsterd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